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9aaca" officeooo:paragraph-rsid="0009aaca"/>
    </style:style>
    <style:style style:name="P2" style:family="paragraph" style:parent-style-name="Preformatted_20_Text">
      <style:text-properties fo:font-style="italic" fo:font-weight="bold"/>
    </style:style>
    <style:style style:name="P3" style:family="paragraph" style:parent-style-name="Preformatted_20_Text">
      <style:paragraph-properties fo:text-indent="0cm" style:auto-text-indent="false"/>
      <style:text-properties fo:font-style="italic"/>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text-properties officeooo:rsid="0009aaca" officeooo:paragraph-rsid="0009aaca"/>
    </style:style>
    <style:style style:name="P6" style:family="paragraph" style:parent-style-name="Preformatted_20_Text">
      <style:paragraph-properties fo:margin-top="0.247cm" fo:margin-bottom="0.212cm" style:contextual-spacing="false"/>
    </style:style>
    <style:style style:name="P7" style:family="paragraph" style:parent-style-name="Preformatted_20_Text">
      <style:paragraph-properties fo:text-indent="0cm" style:auto-text-indent="false"/>
    </style:style>
    <style:style style:name="P8" style:family="paragraph" style:parent-style-name="Preformatted_20_Text">
      <style:paragraph-properties fo:margin-top="0cm" fo:margin-bottom="0.499cm" style:contextual-spacing="false" fo:text-indent="0cm" style:auto-text-indent="false"/>
    </style:style>
    <style:style style:name="P9" style:family="paragraph" style:parent-style-name="Preformatted_20_Text">
      <style:paragraph-properties fo:margin-top="0.353cm" fo:margin-bottom="0.212cm" style:contextual-spacing="false" fo:text-indent="0cm" style:auto-text-indent="false"/>
    </style:style>
    <style:style style:name="P10" style:family="paragraph" style:parent-style-name="Standard">
      <style:text-properties officeooo:rsid="0009aaca" officeooo:paragraph-rsid="0009aaca"/>
    </style:style>
    <style:style style:name="P11" style:family="paragraph" style:parent-style-name="Standard">
      <style:text-properties officeooo:rsid="0009aaca" officeooo:paragraph-rsid="000af70c"/>
    </style:style>
    <style:style style:name="T1" style:family="text">
      <style:text-properties officeooo:rsid="000af7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hapter 3:</text:p>
      <text:p text:style-name="P10"/>
      <text:p text:style-name="P5">Back around when we were kids (second and third), Manju bua had once told a short to me (to us actually, the kids, Anu, Prashant, Srishti and me. It was ‘The story of a Snake, and a pet Mongoose’. </text:p>
      <text:p text:style-name="Preformatted_20_Text"/>
      <text:p text:style-name="P2">A family of four, the husband, the wife, and the infant baby, and the pet Mongoose lived happily in a house. Once the husband and wife had to go out of the house, and they could not have taken the baby with them. They sorted out a plan to let Mongoose take care of the sleeping baby being in the house, and they would be able go and come back care free. They dressed up, fed and put baby to rest in his swing-baby-bed, teach Mongoose to take care of the house and the baby, and never leave the door until they return. They left peacefully. The morning had already turned into afternoon; the Mongoose hadn’t moved from his place, baby slept peacefully. Light dimmed further and putting Mongoose on test. A snake had found its way here. The Mongoose stood in its way to the baby. Blood shedding, jaw dropping, screeching, scratching, screaming, wild-fighting happened between the two. The snake pushed the blood trail from the door steps to the baby. The wounded snake leapt to the baby bed; and Mongoose to the snake’s neck. A little bad timing of either one could have taken the baby’s life away. Mongoose got the snake by its neck, and ended the duel. Red mouthed, blood bathed Mongoose came back and sat down just the way the master had seen him sitting last on the door. The couple came back and was horrified with the blood spread everywhere. They see the gory Mongoose running to them, and presume that their baby was eaten up by the animal. The owner picks up a bamboo stick, and smashes the life out of the speechless animal’s head. The Mongoose lays lifeless as the husband-wife run from over it to see the baby. The baby had just woken up from a peaceful sleep, staring at its parents from its wide and dumb eyes, by its bed side laid the snake’s body, and the couple cried forever for what they had done.</text:p>
      <text:p text:style-name="Preformatted_20_Text"/>
      <text:p text:style-name="Preformatted_20_Text">I was very small when she must have told me this story. She could make the voice, the childish, cute, loveable convincing voice that a seven year old can’t connect to. Manju buaji has always had a way with children, it is just that now she doesn’t have the energy, but the mother nature-traits are still there, seen when she would have to talk Anushka (her younger daughter who’s just entered first grade) out/ into something. The story itself and buaji’s story-telling art left an impression on my mind.</text:p>
      <text:p text:style-name="Preformatted_20_Text">I read this story again in my sixth standard supplementary Hindi text book.</text:p>
      <text:p text:style-name="Preformatted_20_Text"/>
      <text:p text:style-name="P4">Note: Mongoose is called Nevla in Hindi.</text:p>
      <text:p text:style-name="P10"/>
      <text:p text:style-name="P10"/>
      <text:h text:style-name="P1" text:outline-level="3">Chapter 4 - Manju bua drawing comparison between two infants viz Anushka and myself </text:h>
      <text:p text:style-name="P5">When Anushka was three, Manju bua once told me that this new girl in the family has striking similarities in her nature with the ones that I had when I was of her age. I was adamant. I used to be stiff about my decisions. Whether I would be right or wrong, most of the times I would be wrong though, but adamant. That is exactly what bua told me. In addition, of course, historians write history in the favor of the last victorious person. Moreover, as I have grown too much to recall anything from the time when I was an infant, Manju bua and all others like grandma and aunt won. </text:p>
      <text:p text:style-name="Preformatted_20_Text"/>
      <text:p text:style-name="Preformatted_20_Text">Therefore, that means I was a mess as a child.</text:p>
      <text:p text:style-name="Preformatted_20_Text"/>
      <text:p text:style-name="Preformatted_20_Text"><text:soft-page-break/>I would demand what I would feel like. There will be times when whole house will be standing on one side, and I on the other. Buaji continues, "Not that others were wrong, but you were still not listening to them." </text:p>
      <text:p text:style-name="Preformatted_20_Text"/>
      <text:p text:style-name="Preformatted_20_Text">Anushka was just climbing on her shoulders via chest as she was sitting on bed with Prachi and me. Looking at her bua told me that I used to act in exactly the same way, crying, howling, but never telling the problem or putting my wish before anybody. So what would one do in such a situation other than being violent? Then she slaps Anushka to shut her up. </text:p>
      <text:p text:style-name="Preformatted_20_Text"/>
      <text:p text:style-name="Preformatted_20_Text">Bua would now ask me if I still had in my mind some old memories from the times when I was in Tri Nagar. I said no. She asks in bewilderment, "so since what time you can still recollect vividly?" </text:p>
      <text:p text:style-name="Preformatted_20_Text"/>
      <text:p text:style-name="Preformatted_20_Text">That answer to her question was eighth and then she reminds me of Maharaja Agrasen Public School, where I studied until fourth standard. She told me the names of the other two Ashish(s) I had in my class when I was in first class, Ashish Kumar and Ashish Kanojia. <text:s/></text:p>
      <text:p text:style-name="Preformatted_20_Text"/>
      <text:p text:style-name="Preformatted_20_Text">“It’s Kanojia!” I had always thought that it is Kalonjia, whatever! </text:p>
      <text:p text:style-name="Preformatted_20_Text"/>
      <text:p text:style-name="P4">I ask her the question I had always wanted to know the answer of which,” How old was I when you got married?” I was merely in first. Ah! Okay, so that is why I can hardly think of you and me together in Tri Nagar. </text:p>
      <text:h text:style-name="P1" text:outline-level="3">Chapter 5 - Lalaji (my great grandfathers) and Sameer's birth </text:h>
      <text:p text:style-name="P5">Grandma had been to US in the year 1997. It was winters, final days of December. It was for ten days, and grandma returned here after the New Year. Sameer was born a week later on 8 January 1998.</text:p>
      <text:p text:style-name="Preformatted_20_Text"/>
      <text:p text:style-name="Preformatted_20_Text">After grandma returned, she didn’t find the diaries in which she had written about the family generations, starting from the lowest, uncle (Yashvir Singh Jain), dad (Babbu), to the great grand fathers of grandpa. It had very minute facts about them, which cannot be retold or recollected from memory. </text:p>
      <text:p text:style-name="Preformatted_20_Text"/>
      <text:p text:style-name="Preformatted_20_Text">The blame went on aunt (Seema) and mom (Sadhana) for misplacing it, or throwing it away in trash. Aunt had verbally shot back if she was being blamed of stealing. Then grandma made clear that there was not money it the diary, that she would blame for stealing, it just had some information that was both important and personal to her. Along with the diaries, chachi had also misplaced a large silver-coin with the figure of god on it; it was given to grandma by chachaji.</text:p>
      <text:p text:style-name="Preformatted_20_Text"/>
      <text:p text:style-name="P4">Grandma would be never name grandpa’s father and grandpa’s grandfather; she believes that it is disrespectful. Grandpa would use ‘LALAJI’ before the name of his father and his two uncles; it was also out of respect. Over time, Lalaji had become a synonym to refer to any of the great grandfathers for me; it was never clear to me how to differentiate one from other.</text:p>
      <text:h text:style-name="P1" text:outline-level="3">Chapter 6 - Gohana, Delhi, Tri Nagar, Mayur Vihar, Manu Apartments </text:h>
      <text:p text:style-name="P5">Gohana is a sub-division/tehsil, a town and a municipal committee in Sonipat district in the Indian state of Haryana.</text:p>
      <text:p text:style-name="Preformatted_20_Text">Geography: Gohana is located at 29.13°N 76.7°E. It has an average elevation of 225 meters (738 feet).</text:p>
      <text:p text:style-name="Preformatted_20_Text">Demographics: Gohana town is situated in Sonipat district of Haryana. It is a main sub-division of more than 300,000 populations now in year 2011, has its own municipality and a constituency for Haryana Vidhan Sabha. Villages in Gohana <text:soft-page-break/>(Subdivision) are around 86.It is located in west from District Sonipat. From the district, its distance is 40 km. Earlier it was part of Rohtak district.</text:p>
      <text:p text:style-name="Preformatted_20_Text"/>
      <text:p text:style-name="P6">Delhi and Tri Nagar</text:p>
      <text:p text:style-name="Preformatted_20_Text"/>
      <text:p text:style-name="Preformatted_20_Text"/>
      <text:p text:style-name="Preformatted_20_Text">Delhi in comparison to this Manu Apartments society or any other society in this area has fared much better in terms of my expectations as it turned out to be much faster in its overall development.</text:p>
      <text:p text:style-name="Preformatted_20_Text"/>
      <text:p text:style-name="Preformatted_20_Text">The thing I noticed about Delhi is its greenery, cleanliness, lesser slums, the wide roads, the flyovers (now they are everywhere in Delhi), Metro connectivity, and the visible crowd of Delhi (yes, that has changed too). Delhi has come a long way and it still has a long way to go. Thanks to Arvind Kejriwal.</text:p>
      <text:p text:style-name="Preformatted_20_Text"/>
      <text:p text:style-name="Preformatted_20_Text">The changes that I saw in Tri Nagar were:</text:p>
      <text:p text:style-name="Preformatted_20_Text"/>
      <text:p text:style-name="Preformatted_20_Text">- The roadside trash block had been closed and turned into an office for some government official. This led to major reduction in cows and dogs and litter in this area.</text:p>
      <text:p text:style-name="Preformatted_20_Text"/>
      <text:p text:style-name="Preformatted_20_Text">- The factories had been moved out from the Tri Nagar to some remote areas of Delhi such as Bawana district of North West Delhi. This led to a change of the tenant crowd here. The factory workers had moved out from Tri Nagar to locations near-by the factories.</text:p>
      <text:p text:style-name="Preformatted_20_Text"/>
      <text:p text:style-name="Preformatted_20_Text">- Street lights had been installed in the streets (at least in the streets near to my house). These street lights are very compact in size and very bright, thanks to the technological advancements.</text:p>
      <text:p text:style-name="Preformatted_20_Text"/>
      <text:p text:style-name="Preformatted_20_Text">- CCTV cameras had been installed in the streets (at least in the streets near to my house).</text:p>
      <text:p text:style-name="Preformatted_20_Text"/>
      <text:p text:style-name="P6">Manu Apartments</text:p>
      <text:p text:style-name="Preformatted_20_Text"/>
      <text:p text:style-name="Preformatted_20_Text"/>
      <text:p text:style-name="Preformatted_20_Text">Mavilla apartments (society on the left Manu apartments, on right it is Maitri) put up silver-jubilee banner, society was 25 years old (1987-2012).</text:p>
      <text:p text:style-name="Preformatted_20_Text">As amma tells, the cost of the flat in Manu Apartments had come up to be 4 Lacs (0.4 million INR). That should be the cost to investor buyers.</text:p>
      <text:p text:style-name="Preformatted_20_Text"/>
      <text:p text:style-name="Preformatted_20_Text">30-40 years ago: grandpa had registered in the court with a person for the land for the lawyers for some R200 and since then they had be giving the installments as were required until the flats were ready. He got lucky in the draw and got the first flat, the flat number one.</text:p>
      <text:p text:style-name="Preformatted_20_Text"/>
      <text:p text:style-name="Preformatted_20_Text">The flat now stood at 15 million INR as the base value for the owners. Otherwise, its present let-out sale price for a buyer will be over 30 million. That is 90 times the investment value for the flat 25 years ago.</text:p>
      <text:p text:style-name="Preformatted_20_Text"/>
      <text:p text:style-name="P6">16-Dec-2001, Sunday</text:p>
      <text:p text:style-name="Preformatted_20_Text"/>
      <text:p text:style-name="Preformatted_20_Text"/>
      <text:p text:style-name="Preformatted_20_Text">We had organized lunch for the society and also invited our family’s professional contacts. It was on the occasion of us shifting here in Manu. Though, we had moved here back in March after the completion of examination of us, the kids, in our old <text:soft-page-break/>schools, we waited until December for throwing a party. According to a note found in the documents kept by grandpa, the cost of the function was over 23000 for the record, but it had come close to Rs 30000 on including the indirect and supportive expenses.</text:p>
      <text:p text:style-name="Preformatted_20_Text"/>
      <text:p text:style-name="P6">Manu Apartments in 2021</text:p>
      <text:p text:style-name="Preformatted_20_Text"/>
      <text:p text:style-name="Preformatted_20_Text"/>
      <text:p text:style-name="Preformatted_20_Text">Manu Apartments is a society in East Delhi. The location of this society is at a walking distance of 5 to 10 minutes from the metro station and about 15-20 minutes from the Akshardham temple. The Mayur Vihar phase-1 station became an intersection on 31 December 2018. I realized it in December 2020 because I never had to use the Metro so much since moving to Chandigarh. When I was traveling in the metro Pink line in the December, I saw that Delhi has seen a lot of developments since the time I had seen it before.</text:p>
      <text:p text:style-name="Preformatted_20_Text"/>
      <text:p text:style-name="Preformatted_20_Text">Now, the thing about Manu apartments is that it is a society where if each flat costs about 7.3 crores INR (in Feb 2021) then each member of that society should be at least a millionaire in USD terms. The prices of flats would vary as there are seven A blocks, three B blocks and one C block with A being the cheapest and C being the costliest.</text:p>
      <text:p text:style-name="Preformatted_20_Text"/>
      <text:p text:style-name="P4">The calamity is that residents of this society don't have space to park their cars now. The management committee of the society drew the policy that only two cars can be parked inside the society and now people park their cars on the foot walk outside the society gate. It is a complete ridiculous sight if you ever get to go from outside this society.</text:p>
      <text:h text:style-name="P1" text:outline-level="3">Chapter 7 - My Class Teachers at Ahlcon</text:h>
      <text:p text:style-name="P5">My fifth standard class teacher was Ms. I do not remember her name. However, she used to teach Hindi. </text:p>
      <text:p text:style-name="Preformatted_20_Text"/>
      <text:p text:style-name="Preformatted_20_Text">My sixth standard class teacher was Ms. Devina. She was the best teacher I remember from my school life. She was an English teacher. </text:p>
      <text:p text:style-name="Preformatted_20_Text"/>
      <text:p text:style-name="Preformatted_20_Text">My seventh standard class teacher was Annapurna. She was the one who made my life real hell in early days of my school life. She used to teach chemistry.</text:p>
      <text:p text:style-name="Preformatted_20_Text"/>
      <text:p text:style-name="Preformatted_20_Text">My eighth standard class teacher was Ms. Sapna Sareen. She was good but I never used to like her until she was my teacher. She was Math teacher.</text:p>
      <text:p text:style-name="Preformatted_20_Text"/>
      <text:p text:style-name="Preformatted_20_Text">My ninth standard class teacher was Ms. Snehlata. I used to love her too. She was also our class teacher in tenth standard. She was Hindi teacher. </text:p>
      <text:p text:style-name="Preformatted_20_Text"/>
      <text:p text:style-name="Preformatted_20_Text">In eleventh and twelfth Jagdish sir was our class teacher. He was a real mess for me. I had held a sort of disliking for him, which was in me even after some years. He had taught us C++.</text:p>
      <text:p text:style-name="Preformatted_20_Text"/>
      <text:p text:style-name="Preformatted_20_Text">Mr. Zutshi: 'good for nothing' was his description after what he did for name sake</text:p>
      <text:p text:style-name="Preformatted_20_Text">- photography, teaches yoga, entertains in assembly, "Chiki-Chiki-boom-boom" was his line that he used to repeat over and over in different ways and energy levels</text:p>
      <text:p text:style-name="Preformatted_20_Text">- went to jail for short periods like half to full week when school would be in legal cases for the stretch of the ground</text:p>
      <text:p text:style-name="Preformatted_20_Text">- elder of the two daughters was just a typical spoilt girl, one year senior to my sister Srishti</text:p>
      <text:p text:style-name="Preformatted_20_Text">- both were studying in school without paying fees</text:p>
      <text:p text:style-name="Preformatted_20_Text"><text:soft-page-break/></text:p>
      <text:p text:style-name="P4">Gurarchi was my classmate from fifth to eighth and then again in high school. She went into the A section for Hindi as a subject in Ninth, I went into B for taking Hindi. There were five sections in Ninth, off which A, B, C were for Hindi, and D, E were for Sanskrit. A section had Praful, Aishwarya (Kumar) from my previous year classmates.</text:p>
      <text:p text:style-name="P10"/>
      <text:p text:style-name="P11">Chapter 8 - How I met Vijay sir (and Rohit) (2005) </text:p>
      <text:p text:style-name="P10"/>
      <text:p text:style-name="P10"/>
      <text:p text:style-name="P10"/>
      <text:p text:style-name="P5">It was the summer of ‘05. I was a student of Ahlcon Public School. A class 8th student. My elder sister was in 9th standard. I often used to visit her and knew many friends of hers. I believe a lot of them identified me from my face if not name. </text:p>
      <text:p text:style-name="P7"/>
      <text:p text:style-name="P7">And this lead to a big confusion. I wish I could say it was a comedy errors. It was a horror though. Nothing less than a disaster for me. There’s a famous “Nothings well that does not end well”. It turned out reality that day.</text:p>
      <text:p text:style-name="P7"/>
      <text:p text:style-name="P7">A classmate of my sister was on duty where she had to record the names of students coming late to school. So if someone reaches school late thrice a month, they had to post a fine. Although I lived so near to the school that I could literally skip hop and jump out of my bed and reach school in less than a minute. However, I was still late. So that girl whose name was divya wouldn’t bother to ask my name and mark my late arrival infront of my classmates name Achal Kaushik all by herself.</text:p>
      <text:p text:style-name="P7"/>
      <text:p text:style-name="P7">Neither Achal nor I had any idea of that girls creativity. So when Achal received a memo to pay a fine for being late to school, he was taken aback. So Mr. Vijay, a Math teacher and also the class teacher of my sister sent Divya to bring Achal from his class. Divya came in my class, called out for Achal while maintaining a solid eye contact with me. She looked a little puzzled and took me to their class eventually.</text:p>
      <text:p text:style-name="P7"/>
      <text:p text:style-name="P7">Mr. Vijay was a talented guy. He could write with both hands. I use to like him before this day. As that girl entered, she said this guy is Achal. I refused and I said I am Ashish. She immediately cooked up a story and said that I said my name was Achal the very first day when I reached school late. So afterwards, she herself marked me as late. She could have bothered to ask me my name again or read my name on my ID card. She choose not to.</text:p>
      <text:p text:style-name="P7"/>
      <text:p text:style-name="P7">I looked into Anu’s eyes and she was all puzzled with the proceeding. Mr. Vijay got up from his seat and warned me to speak the truth or beat the consequences. I stood my ground and said I was speaking the truth only.</text:p>
      <text:p text:style-name="P7">This guy went crazy. He started hitting me. Slap after slap. 7, 8 or May be 10. Now I know he can hit with both hands too. There was pin drop silence in the class. But despite his warnings that he will take me to principal or the incharge, I maintained that I was not lying.</text:p>
      <text:p text:style-name="P7">He kept hitting me. </text:p>
      <text:p text:style-name="P7"/>
      <text:p text:style-name="P7">A friend of mine was also in that class and I could see all of them shell shocked. They met me later and told me how brave I was to not shed a single tear after being hit so badly in front of 40 new students. Looking at my firm resolute, they were really impressed. When I walked out of that class, they sent Anu outside to check on me. She kept telling me to speak the truth. But I was speaking the truth all along and no one believed.</text:p>
      <text:p text:style-name="P7"/>
      <text:p text:style-name="P7"><text:soft-page-break/>Apparently, vijay then scolded Divya to do her job properly. An eye witness told me that she started crying as she came back to her seat. But what about me? That over clever girl who couldn’t even remember a name properly was all free while I was insulted to the core infront all new faces. It was embarrassing for both Anu and me.</text:p>
      <text:p text:style-name="P7"/>
      <text:p text:style-name="P8">Divya still owes me an apology. And Vijay, you better not cross paths with me. I am a black belt kung fu fighter (in my head).</text:p>
      <text:p text:style-name="P10">Chapter 9 - Middle-school (5th to 10th) memories</text:p>
      <text:p text:style-name="P10"/>
      <text:p text:style-name="P5">• Gurarchi was my classmate from fifth to eighth and then again in high school. She went into the A section for Hindi as a subject in Ninth, I went into B for taking Hindi. There were five sections in Ninth, off which A, B, C were for Hindi, and D, E were for Sanskrit. A section had Praful, Aishwarya (Kumar) from my previous year classmates.</text:p>
      <text:p text:style-name="P7"/>
      <text:p text:style-name="P7">• I was in sixth. I used to go to buaji’s house in those days occasionally. Her house was on rent in those days. The owner of the house had a daughter; she was younger than I was, probably two to three years younger. She had come up to buaji’s house; I was already there. Buaji was dressing up to go somewhere. I was just checking my clothing out in the process. Then I corrected something on myself and turned to the girl to ask how was I looking? Oh, that was smart! Buaji quickly came in between, “boys don’t ask such questions to girls.”</text:p>
      <text:p text:style-name="P7"/>
      <text:p text:style-name="P7">• On a lab computer when I was sixth, may be seventh, grade somebody wrote in my name that, “I love watching blue films.” Anu brought this news home. Somebody had shown this thing to her. It was the topic of conversation. People asked different questions; I did not care about my image much, because I did not use to care for other people much. I still feel it was a plot against me by my then-enemy Achal Kaushik. He had an elder brother and he probably got me into this. </text:p>
      <text:p text:style-name="P7">Around that time, I was also accused of writing “I like Sukanya, very much, this and that” on the table by the students. It was just another act of Achal. The students critically took me but I can now understand why the teacher did not speak to me about it. It was a pure conspiracy against me. </text:p>
      <text:p text:style-name="P7">In fifth standard, I had borrowed a notebook from Sukanya one day and at home, the rumors had developed that Ashish is on with Sukanya. Anu and I used to share the room. She had sowed the seeds for it. This probably had formed the basis for that act.</text:p>
      <text:p text:style-name="P7"/>
      <text:p text:style-name="P7">• When I was in middle-high, I had such an effect on my little friends in society that whenever they had some problem among themselves they would come to me to ask for my say on the situation. I would be at home studying my own schoolbooks, or preparing for any test and they would come on my balcony to call me there and then put their questions up.</text:p>
      <text:p text:style-name="P7"/>
      <text:p text:style-name="P7">• In ninth and tenth standard batch, there was a student Amrit who was about six feet tall and how he had fancied about his photo on his web page on Orkut and today how social networking is a part of everybody’s life. He used talk dirty about his phallus being 4 inch tall, 6 inch tall while in erection. He would tell of the progress of it coming up. “Now it’s 60%, now it’s 80%!”</text:p>
      <text:p text:style-name="P7"/>
      <text:p text:style-name="P9">Memories of Hemanshu and Shashwat After My 9th class</text:p>
      <text:p text:style-name="P7"/>
      <text:p text:style-name="P7"/>
      <text:p text:style-name="P7">Hemanshu, my classmate in IX, he met me today (in 2011) on Metro Station. He said that he is currently in second semester (first year). I remember he was my senior <text:soft-page-break/>in school, one year above. He failed in class ninth and landed in my section. He got bad results in class ninth and was put on a stay. He changed school, enrolled in class X and passed school from there. Then, he didn’t get very good results in Engineering entrance exams and had to drop. Now, as we talked today he really impressed me with his knowledge. He talked a lot about almost everything, ethical hacking, robots, IIT, Microsoft, everything. </text:p>
      <text:p text:style-name="P7"/>
      <text:p text:style-name="P7">~~~</text:p>
      <text:p text:style-name="P7"/>
      <text:p text:style-name="P8">I had been to Manju buaji’s house. Accidentally, it happened there that buaji’s mother-in-law and her grandson came here for a while in the afternoon. I was off the school; IX class final exams had got over around that time. Buaji was saying about me that I am really good at chess and eventually the kid was also a very good chess player. I didn’t know that before. I had just heard that he knew to play chess so I thought maybe I can take this kid on chess board and pass time. I just didn’t know when I lost the control on the game and it actually occurred without any warning or serious hold of him on the game that he got around my king. I lost the game to a kid, who was about six years younger than me. I was such a sucker; I could not believe what happened there that day. It was such an embarrassment I can still imagine the feelings I had got, shit. Shashwat, he studies at DPS, Mathura road and is Prachi’s cousin. Even buaji was not able to digest this and it had occurred that buaji was praising my chess skills to be the best in the family, and I motherfucking sucked.</text:p>
      <text:p text:style-name="P10"/>
      <text:p text:style-name="P10">Chapter 10 - First Proposal</text:p>
      <text:p text:style-name="P10"/>
      <text:p text:style-name="P5">I was one month through my tenth, year 2006, during the summer vacations I made my first ever email ID from Amogh’s house. And the very first email that I had sent was a proposal, yes a proposal and the girl was Sonal (^_^). Huh, as I was new to all this internet stuff I was unable to recognize the email I got from Mailer-Daemon, i.e. actually the failure notice from Yahoo, and then I asked Sonal the next day “you didn’t reply to my email.” She questioned back “did you send one?” I said “yes, I sent you that I love you and I like you very much.” Uh, big mistake! (Not that big though ;)) She (may be in anger/ frustrations) sent me her reply that-</text:p>
      <text:p text:style-name="P7"/>
      <text:p text:style-name="P3">First of all,</text:p>
      <text:p text:style-name="P3">....HUUUHHHHH!!!!!!!!!!!!!!!!!!!!</text:p>
      <text:p text:style-name="P3">Second of all,</text:p>
      <text:p text:style-name="P3">Why do you like me in this blazing hell????</text:p>
      <text:p text:style-name="P7"/>
      <text:p text:style-name="P7">Oh great, man, I was unable to understand the phrase above. I was a coward then and a coward now… I sent her, “Oh that works! I actually sent you that to check how we receive an email as that question is surely going to be answered by anyone in this world.”</text:p>
      <text:p text:style-name="P7">I was really impressed by her English as she is four years younger than me standard wise and even then when I was in tenth I used to make mistakes in tenses, using different forms of verbs and all other common grammatical as well as dramatically mistakes.</text:p>
      <text:p text:style-name="P7">The ID I had used was ‘crazyboy_17_jain@yahoo.co.in’ and her was ‘designer_sonal1994@yahoo.com’, which is still used by as an alternate address.</text:p>
      <text:p text:style-name="P7">It all had started even before the time I am talking about. It started in the winters of November/ December when they girls for the first time came to play TT with us, actually not with us but then in the TT basement (A6 block basement).</text:p>
      <text:p text:style-name="P8">I got 75 off 100 in tenth class board exam, which was probably because I failed to score even 40 percent in the reading section and that’s because I didn’t know what <text:soft-page-break/>‘kindergarten’ meant. The whole passage was based on that word and I didn’t know that the word was elongation for KG.</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17:05:01.682747519</meta:creation-date>
    <dc:date>2024-01-26T17:10:37.141125331</dc:date>
    <meta:editing-duration>PT5M36S</meta:editing-duration>
    <meta:editing-cycles>5</meta:editing-cycles>
    <meta:generator>LibreOffice/7.6.3.2$Linux_X86_64 LibreOffice_project/29d686fea9f6705b262d369fede658f824154cc0</meta:generator>
    <meta:document-statistic meta:table-count="0" meta:image-count="0" meta:object-count="0" meta:page-count="8" meta:paragraph-count="91" meta:word-count="4161" meta:character-count="22001" meta:non-whitespace-character-count="17909"/>
  </office:meta>
</office:document-meta>
</file>